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MediaTypeFileExtensionResolverTests.lookupMediaTypeCaseIn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MediaTypeFileExtensionResolverTests.resolv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ingMediaTypeFileExtensionResolverTests.allFil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ingMediaTypeFileExtensionResolverTests.resolveExtensions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